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WWNum1"/>
    <style:style style:name="P2" style:family="paragraph" style:parent-style-name="Text_20_body">
      <style:text-properties officeooo:paragraph-rsid="00138de6"/>
    </style:style>
    <style:style style:name="P3" style:family="paragraph" style:parent-style-name="Heading_20_2">
      <style:text-properties officeooo:paragraph-rsid="00138de6"/>
    </style:style>
    <style:style style:name="P4" style:family="paragraph" style:parent-style-name="Title" style:master-page-name="Standard">
      <style:paragraph-properties style:page-number="auto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8de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 fo:font-size="11pt" style:text-underline-style="none" style:font-size-asian="11pt" style:font-size-complex="11pt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officeooo:rsid="00138de6"/>
    </style:style>
    <style:style style:name="T8" style:family="text">
      <style:text-properties style:text-position="0% 100%" style:text-underline-style="solid" style:text-underline-width="auto" style:text-underline-color="font-color"/>
    </style:style>
    <style:style style:name="T9" style:family="text">
      <style:text-properties style:text-position="0% 100%" fo:font-size="11pt" style:text-underline-style="none" style:font-size-asian="11pt" style:font-size-complex="11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officeooo:rsid="00138d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ZIONE PROGETTAZIONE LOGICA</text:p>
      <text:p text:style-name="Subtitle">a corredo dello schema logico</text:p>
      <text:h text:style-name="Heading_20_1" text:outline-level="1">Fase di ristrutturazione</text:h>
      <text:p text:style-name="Text_20_body">Scopo: generare uno schema ER semplificato, ristrutturato, ma equivalente a quello di partenza eliminando tutti quei costrutti non direttamente rappresentabili nel modello relazionale, quindi in particolare è necessario eliminare la gerarchia di generalizzazione che coinvolge le entità Users, Admin e Player. Le strategie che si possono effettuare sono sia l'eliminazione dei figli che del padre, in quanto, la rimozione dei primi non porta ad un'aggiunta di attributi che risulteranno null; mentre l'eliminazione del padre è ragionevole in quanto non viene mai acceduto.</text:p>
      <text:p text:style-name="Text_20_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Heading_20_1" text:outline-level="1">Fase di traduzione</text:h>
      <text:p text:style-name="Text_20_body">Scopo: generare un equivalente schema relazionale.</text:p>
      <text:h text:style-name="Heading_20_2" text:outline-level="2">Traduzione delle entità <text:span text:style-name="T11">e </text:span>delle associazioni</text:h>
      <text:p text:style-name="Text_20_body"><text:bookmark text:name="_GoBack"/><text:span text:style-name="T1">Users (</text:span><text:span text:style-name="T3">id</text:span><text:span text:style-name="T1">, tipo, name, surname, nickname, email, password)</text:span></text:p>
      <text:p text:style-name="Text_20_body"><text:span text:style-name="T1">InsubriaMails (</text:span><text:span text:style-name="T3">email</text:span><text:span text:style-name="T1">, password,id</text:span><text:span text:style-name="T5">Users</text:span><text:span text:style-name="T1">)</text:span></text:p>
      <text:p text:style-name="P2"><text:span text:style-name="T1">Matches (</text:span><text:span text:style-name="T3">id</text:span><text:span text:style-name="T1">, </text:span><text:span text:style-name="T2">date, time</text:span><text:span text:style-name="T1">)</text:span></text:p>
      <text:p text:style-name="Text_20_body"><text:span text:style-name="T1">Manches (</text:span><text:span text:style-name="T3">number, id</text:span><text:span text:style-name="T5">Matches</text:span><text:span text:style-name="T6">, phrase</text:span><text:span text:style-name="T5">Phrases</text:span><text:span text:style-name="T6">)</text:span></text:p>
      <text:p text:style-name="Text_20_body"><text:span text:style-name="T6">Phrases (theme, </text:span><text:span text:style-name="T8">phrase</text:span><text:span text:style-name="T6">)</text:span></text:p>
      <text:p text:style-name="Text_20_body"><text:span text:style-name="T6">Moves (</text:span><text:span text:style-name="T8">id</text:span><text:span text:style-name="T5">Users</text:span><text:span text:style-name="T8">, moveType, outcome</text:span><text:span text:style-name="T6">, id</text:span><text:span text:style-name="T5">Manches</text:span><text:span text:style-name="T6">, number</text:span><text:span text:style-name="T5">Manches</text:span><text:span text:style-name="T6">)</text:span></text:p>
      <text:p text:style-name="Text_20_body"><text:span text:style-name="T6">MatchWinners (</text:span><text:span text:style-name="T8">idMatch</text:span><text:span text:style-name="T5">Matches</text:span><text:span text:style-name="T6">, </text:span><text:span text:style-name="T8">idPlayer</text:span><text:span text:style-name="T5">Users</text:span><text:span text:style-name="T6">, amount)</text:span></text:p>
      <text:p text:style-name="Text_20_body"><text:span text:style-name="T6">MancheWinners (</text:span><text:span text:style-name="T8">id</text:span><text:span text:style-name="T5">Manches</text:span><text:span text:style-name="T8">, number</text:span><text:span text:style-name="T5">Manches</text:span><text:span text:style-name="T8">, idPlayer</text:span><text:span text:style-name="T5">Users</text:span><text:span text:style-name="T6">, amount)</text:span></text:p>
      <text:p text:style-name="P2"><text:span text:style-name="T6">MancheJoiners (</text:span><text:span text:style-name="T8">id</text:span><text:span text:style-name="T5">Manches</text:span><text:span text:style-name="T8">, number</text:span><text:span text:style-name="T5">Manches</text:span><text:span text:style-name="T8">, idPlayer</text:span><text:span text:style-name="T5">Users</text:span><text:span text:style-name="T6">, observer)</text:span></text:p>
      <text:h text:style-name="P3" text:outline-level="2"><text:span text:style-name="T7">T</text:span><text:span text:style-name="T6">raduzione dei vincoli</text:span></text:h>
      <text:list xml:id="list1465927593" text:style-name="WWNum1">
        <text:list-item>
          <text:p text:style-name="P1">Gli id presenti in InsubriaMails possono appartenere solo a utenti admin (tipo=1)</text:p>
        </text:list-item>
        <text:list-item>
          <text:p text:style-name="P1"><text:soft-page-break/>In Manches l’id di un match può apparire al più 5 volte</text:p>
        </text:list-item>
        <text:list-item>
          <text:p text:style-name="P1">In MancheJoiners devono apparire tre giocatori (observer=0) per id di un mat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6:14:49.188351400</meta:creation-date>
    <dc:date>2019-08-09T22:21:54.110137868</dc:date>
    <meta:initial-creator>Gabriele Rotoloni</meta:initial-creator>
    <meta:generator>LibreOffice/6.2.5.2$Linux_X86_64 LibreOffice_project/20$Build-2</meta:generator>
    <meta:editing-duration>PT3M49S</meta:editing-duration>
    <meta:editing-cycles>1</meta:editing-cycles>
    <meta:document-statistic meta:table-count="0" meta:image-count="0" meta:object-count="0" meta:page-count="2" meta:paragraph-count="21" meta:word-count="238" meta:character-count="1704" meta:non-whitespace-character-count="149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